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47bb1" officeooo:paragraph-rsid="00047bb1"/>
    </style:style>
    <style:style style:name="P2" style:family="paragraph" style:parent-style-name="Text_20_body">
      <style:text-properties style:font-name="Verdana" officeooo:rsid="00047bb1" officeooo:paragraph-rsid="00047b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a 1.</text:h>
      <text:h text:style-name="MyHeadingStyle" text:outline-level="2" text:is-list-header="true">Para 2.</text:h>
      <text:p text:style-name="Preformatted_20_Text">Para 3.</text:p>
      <text:p text:style-name="Quotations">Para 4.</text:p>
      <text:p text:style-name="MyQuotationStyle">Para 5.</text:p>
      <text:p text:style-name="P1">Unnamed style para 1.</text:p>
      <text:p text:style-name="P2">Unnamed style para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MyHeadingStyle" style:family="paragraph" style:parent-style-name="Heading_20_2">
      <style:paragraph-properties style:writing-mode="page"/>
    </style:style>
    <style:style style:name="MyQuotationStyle" style:family="paragraph" style:parent-style-name="Quotations">
      <style:text-properties officeooo:rsid="00061995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1S</meta:editing-duration>
    <meta:editing-cycles>5</meta:editing-cycles>
    <meta:generator>LibreOffice/5.1.0.3$Windows_x86 LibreOffice_project/5e3e00a007d9b3b6efb6797a8b8e57b51ab1f737</meta:generator>
    <dc:date>2016-07-28T11:50:00.921000000</dc:date>
    <meta:document-statistic meta:table-count="0" meta:image-count="0" meta:object-count="0" meta:page-count="1" meta:paragraph-count="7" meta:word-count="18" meta:character-count="77" meta:non-whitespace-character-count="66"/>
    <meta:user-defined meta:name="Info 1"/>
    <meta:user-defined meta:name="Info 2"/>
    <meta:user-defined meta:name="Info 3"/>
    <meta:user-defined meta:name="Info 4"/>
  </office:meta>
</office:document-meta>
</file>